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3.5776in" svg:y="0.2488in">
            <draw:object draw:notify-on-update-of-ranges="data.A2:data.A12 data.B1:data.B1 data.B2:data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Stress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264700000" calcext:value-type="float">
            <text:p>264700000</text:p>
          </table:table-cell>
          <table:table-cell table:formula="of:=[.B3]/[.A3]" office:value-type="float" office:value="240636363636.364" calcext:value-type="float">
            <text:p>240636363636.364</text:p>
          </table:table-cell>
          <table:table-cell table:formula="of:=[.C3]/[.B3]" office:value-type="float" office:value="909.090909090909" calcext:value-type="float">
            <text:p>909.090909090909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64700000" calcext:value-type="float">
            <text:p>264700000</text:p>
          </table:table-cell>
          <table:table-cell table:number-columns-repeated="8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276140000" calcext:value-type="float">
            <text:p>276140000</text:p>
          </table:table-cell>
          <table:table-cell table:number-columns-repeated="8"/>
        </table:table-row>
        <table:table-row table:style-name="ro1">
          <table:table-cell office:value-type="float" office:value="0.0181" calcext:value-type="float">
            <text:p>0.0181</text:p>
          </table:table-cell>
          <table:table-cell office:value-type="float" office:value="332960000" calcext:value-type="float">
            <text:p>332960000</text:p>
          </table:table-cell>
          <table:table-cell table:number-columns-repeated="8"/>
        </table:table-row>
        <table:table-row table:style-name="ro1">
          <table:table-cell office:value-type="float" office:value="0.0317" calcext:value-type="float">
            <text:p>0.0317</text:p>
          </table:table-cell>
          <table:table-cell office:value-type="float" office:value="383160000" calcext:value-type="float">
            <text:p>383160000</text:p>
          </table:table-cell>
          <table:table-cell table:number-columns-repeated="8"/>
        </table:table-row>
        <table:table-row table:style-name="ro1">
          <table:table-cell office:value-type="float" office:value="0.0457" calcext:value-type="float">
            <text:p>0.0457</text:p>
          </table:table-cell>
          <table:table-cell office:value-type="float" office:value="414510000" calcext:value-type="float">
            <text:p>414510000</text:p>
          </table:table-cell>
          <table:table-cell table:number-columns-repeated="8"/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439140000" calcext:value-type="float">
            <text:p>439140000</text:p>
          </table:table-cell>
          <table:table-cell table:number-columns-repeated="8"/>
        </table:table-row>
        <table:table-row table:style-name="ro1">
          <table:table-cell office:value-type="float" office:value="0.0827" calcext:value-type="float">
            <text:p>0.0827</text:p>
          </table:table-cell>
          <table:table-cell office:value-type="float" office:value="451170000" calcext:value-type="float">
            <text:p>451170000</text:p>
          </table:table-cell>
          <table:table-cell table:number-columns-repeated="8"/>
        </table:table-row>
        <table:table-row table:style-name="ro1">
          <table:table-cell office:value-type="float" office:value="0.1045" calcext:value-type="float">
            <text:p>0.1045</text:p>
          </table:table-cell>
          <table:table-cell office:value-type="float" office:value="458310000" calcext:value-type="float">
            <text:p>458310000</text:p>
          </table:table-cell>
          <table:table-cell table:number-columns-repeated="8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460500000" calcext:value-type="float">
            <text:p>460500000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float" office:value="20000000000000" calcext:value-type="float">
            <text:p>2.00E+13</text:p>
          </table:table-cell>
          <table:table-cell office:value-type="float" office:value="0.001" calcext:value-type="float">
            <text:p>0.001</text:p>
          </table:table-cell>
          <table:table-cell table:formula="of:=[.B16]*[.C16]" office:value-type="float" office:value="20000000000" calcext:value-type="float">
            <text:p>200000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8:07:39.978850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2T20:41:25.100979740</dc:date>
    <meta:editing-duration>PT2H16M11S</meta:editing-duration>
    <meta:editing-cycles>2</meta:editing-cycles>
    <meta:generator>LibreOffice/6.4.7.2$Linux_X86_64 LibreOffice_project/4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4.201cm" style:legend-expansion="high" chart:style-name="ch2"/>
        <chart:plot-area chart:style-name="ch3" table:cell-range-address="data.A2:data.B12 data.B1:data.B1" chart:data-source-has-labels="row" svg:x="0.32cm" svg:y="0.18cm" svg:width="13.011cm" svg:height="8.64cm">
          <chartooo:coordinate-region svg:x="2.238cm" svg:y="0.379cm" svg:width="10.7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12" chart:label-cell-address="data.B1:data.B1" chart:class="chart:scatter">
            <chart:domain table:cell-range-address="data.A2:data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ess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12</svg:desc>
                </draw:g>
              </table:table-cell>
              <table:table-cell office:value-type="float" office:value="0">
                <text:p>0</text:p>
                <draw:g>
                  <svg:desc>data.B2:data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">
                <text:p>0.0011</text:p>
              </table:table-cell>
              <table:table-cell office:value-type="float" office:value="264700000">
                <text:p>2647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264700000">
                <text:p>2647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4">
                <text:p>0.0084</text:p>
              </table:table-cell>
              <table:table-cell office:value-type="float" office:value="276140000">
                <text:p>27614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1">
                <text:p>0.0181</text:p>
              </table:table-cell>
              <table:table-cell office:value-type="float" office:value="332960000">
                <text:p>3329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7">
                <text:p>0.0317</text:p>
              </table:table-cell>
              <table:table-cell office:value-type="float" office:value="383160000">
                <text:p>38316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7">
                <text:p>0.0457</text:p>
              </table:table-cell>
              <table:table-cell office:value-type="float" office:value="414510000">
                <text:p>4145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">
                <text:p>0.065</text:p>
              </table:table-cell>
              <table:table-cell office:value-type="float" office:value="439140000">
                <text:p>43914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7">
                <text:p>0.0827</text:p>
              </table:table-cell>
              <table:table-cell office:value-type="float" office:value="451170000">
                <text:p>45117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5">
                <text:p>0.1045</text:p>
              </table:table-cell>
              <table:table-cell office:value-type="float" office:value="458310000">
                <text:p>45831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2">
                <text:p>0.1252</text:p>
              </table:table-cell>
              <table:table-cell office:value-type="float" office:value="460500000">
                <text:p>460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